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46b5"/>
    </style:style>
    <style:style style:name="T1" style:family="text">
      <style:text-properties officeooo:rsid="001346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iyonzima@niyonzima-VirtualBox:~$ pwd</text:span></text:p>
      <text:p text:style-name="P1"><text:span text:style-name="T1">/home/niyonzima</text:span></text:p>
      <text:p text:style-name="P1"><text:span text:style-name="T1">niyonzima@niyonzima-VirtualBox:~$ nano summary1.txt</text:span></text:p>
      <text:p text:style-name="P1"><text:span text:style-name="T1">niyonzima@niyonzima-VirtualBox:~$ nano summary2.txt</text:span></text:p>
      <text:p text:style-name="P1"><text:span text:style-name="T1">niyonzima@niyonzima-VirtualBox:~$ pwd</text:span></text:p>
      <text:p text:style-name="P1"><text:span text:style-name="T1">/home/niyonzima</text:span></text:p>
      <text:p text:style-name="P1"><text:span text:style-name="T1">niyonzima@niyonzima-VirtualBox:~$ mkdir backups</text:span></text:p>
      <text:p text:style-name="P1"><text:span text:style-name="T1">niyonzima@niyonzima-VirtualBox:~$ mv summary1.txt backups</text:span></text:p>
      <text:p text:style-name="P1"><text:span text:style-name="T1">niyonzima@niyonzima-VirtualBox:~$ mv summary2.txt backups</text:span></text:p>
      <text:p text:style-name="P1"><text:span text:style-name="T1">niyonzima@niyonzima-VirtualBox:~$ cd backups</text:span></text:p>
      <text:p text:style-name="P1"><text:span text:style-name="T1">niyonzima@niyonzima-VirtualBox:~/backups$ ls -l</text:span></text:p>
      <text:p text:style-name="P1"><text:span text:style-name="T1">total 8</text:span></text:p>
      <text:p text:style-name="P1"><text:span text:style-name="T1">-rw-rw-r-- 1 niyonzima niyonzima 908 Feb 11 06:47 summary1.txt</text:span></text:p>
      <text:p text:style-name="P1"><text:span text:style-name="T1">-rw-rw-r-- 1 niyonzima niyonzima 592 Feb 11 06:49 summary2.txt</text:span></text:p>
      <text:p text:style-name="P1"><text:span text:style-name="T1">niyonzima@niyonzima-VirtualBox:~/backups$ pwd</text:span></text:p>
      <text:p text:style-name="P1"><text:span text:style-name="T1">/home/niyonzima/backups</text:span></text:p>
      <text:p text:style-name="P1"><text:span text:style-name="T1">niyonzima@niyonzima-VirtualBox:~/backups$ cd</text:span></text:p>
      <text:p text:style-name="P1"><text:span text:style-name="T1">niyonzima@niyonzima-VirtualBox:~$ cp /etc/*.conf backups</text:span></text:p>
      <text:p text:style-name="P1"><text:span text:style-name="T1">cp: cannot open `/etc/fuse.conf' for reading: Permission denied</text:span></text:p>
      <text:p text:style-name="P1"><text:span text:style-name="T1">niyonzima@niyonzima-VirtualBox:~$ cp/etc/*.conf backups</text:span></text:p>
      <text:p text:style-name="P1"><text:span text:style-name="T1">bash: cp/etc/*.conf: No such file or directory</text:span></text:p>
      <text:p text:style-name="P1"><text:span text:style-name="T1">niyonzima@niyonzima-VirtualBox:~$ cp /etc/ *.conf backups</text:span></text:p>
      <text:p text:style-name="P1"><text:span text:style-name="T1">cp: omitting directory `/etc/'</text:span></text:p>
      <text:p text:style-name="P1"><text:span text:style-name="T1">cp: cannot stat `*.conf': No such file or directory</text:span></text:p>
      <text:p text:style-name="P1"><text:span text:style-name="T1">niyonzima@niyonzima-VirtualBox:~$ ls backups</text:span></text:p>
      <text:p text:style-name="P1"><text:span text:style-name="T1">adduser.conf <text:s text:c="9"/>debconf.conf <text:s/>insserv.conf <text:s text:c="4"/>ltrace.conf <text:s text:c="3"/>pam.conf <text:s text:c="16"/>sensors3.conf <text:s/>updatedb.conf</text:span></text:p>
      <text:p text:style-name="P1"><text:span text:style-name="T1">blkid.conf <text:s text:c="11"/>deluser.conf <text:s/>kernel-img.conf <text:s/>mke2fs.conf <text:s text:c="3"/>pnm2ppa.conf <text:s text:c="12"/>summary1.txt <text:s text:c="2"/>usb_modeswitch.conf</text:span></text:p>
      <text:p text:style-name="P1"><text:span text:style-name="T1">brltty.conf <text:s text:c="10"/>gai.conf <text:s text:c="5"/>kerneloops.conf <text:s/>mtools.conf <text:s text:c="3"/>popularity-contest.conf <text:s/>summary2.txt <text:s text:c="2"/>wodim.conf</text:span></text:p>
      <text:p text:style-name="P1"><text:span text:style-name="T1">ca-certificates.conf <text:s/>hdparm.conf <text:s text:c="2"/>ld.so.conf <text:s text:c="6"/>netscsid.conf <text:s/>resolv.conf <text:s text:c="13"/>sysctl.conf</text:span></text:p>
      <text:p text:style-name="P1"><text:span text:style-name="T1">colord.conf <text:s text:c="10"/>host.conf <text:s text:c="4"/>logrotate.conf <text:s text:c="2"/>nsswitch.conf <text:s/>rsyslog.conf <text:s text:c="12"/>ucf.conf</text:span></text:p>
      <text:p text:style-name="P1"><text:span text:style-name="T1">niyonzima@niyonzima-VirtualBox:~$ tar -czvf summaries.tar.gz backups</text:span></text:p>
      <text:p text:style-name="P1"><text:span text:style-name="T1">backups/</text:span></text:p>
      <text:p text:style-name="P1"><text:span text:style-name="T1">backups/updatedb.conf</text:span></text:p>
      <text:p text:style-name="P1"><text:span text:style-name="T1">backups/ld.so.conf</text:span></text:p>
      <text:p text:style-name="P1"><text:span text:style-name="T1">backups/pnm2ppa.conf</text:span></text:p>
      <text:p text:style-name="P1"><text:span text:style-name="T1">backups/logrotate.conf</text:span></text:p>
      <text:p text:style-name="P1"><text:span text:style-name="T1">backups/kernel-img.conf</text:span></text:p>
      <text:p text:style-name="P1"><text:span text:style-name="T1">backups/deluser.conf</text:span></text:p>
      <text:p text:style-name="P1"><text:span text:style-name="T1">backups/summary1.txt</text:span></text:p>
      <text:p text:style-name="P1"><text:span text:style-name="T1">backups/popularity-contest.conf</text:span></text:p>
      <text:p text:style-name="P1"><text:span text:style-name="T1">backups/insserv.conf <text:s text:c="122"/></text:span></text:p>
      <text:p text:style-name="P1"><text:span text:style-name="T1">backups/hdparm.conf <text:s text:c="123"/></text:span></text:p>
      <text:p text:style-name="P1"><text:span text:style-name="T1">backups/netscsid.conf</text:span></text:p>
      <text:p text:style-name="P1"><text:span text:style-name="T1">backups/host.conf</text:span></text:p>
      <text:p text:style-name="P1"><text:span text:style-name="T1">backups/nsswitch.conf</text:span></text:p>
      <text:p text:style-name="P1"><text:span text:style-name="T1">backups/ltrace.conf</text:span></text:p>
      <text:p text:style-name="P1"><text:soft-page-break/><text:span text:style-name="T1">backups/rsyslog.conf</text:span></text:p>
      <text:p text:style-name="P1"><text:span text:style-name="T1">backups/sysctl.conf</text:span></text:p>
      <text:p text:style-name="P1"><text:span text:style-name="T1">backups/brltty.conf</text:span></text:p>
      <text:p text:style-name="P1"><text:span text:style-name="T1">backups/ucf.conf</text:span></text:p>
      <text:p text:style-name="P1"><text:span text:style-name="T1">backups/debconf.conf</text:span></text:p>
      <text:p text:style-name="P1"><text:span text:style-name="T1">backups/mke2fs.conf</text:span></text:p>
      <text:p text:style-name="P1"><text:span text:style-name="T1">backups/kerneloops.conf</text:span></text:p>
      <text:p text:style-name="P1"><text:span text:style-name="T1">backups/gai.conf</text:span></text:p>
      <text:p text:style-name="P1"><text:span text:style-name="T1">backups/pam.conf</text:span></text:p>
      <text:p text:style-name="P1"><text:span text:style-name="T1">backups/usb_modeswitch.conf</text:span></text:p>
      <text:p text:style-name="P1"><text:span text:style-name="T1">backups/mtools.conf</text:span></text:p>
      <text:p text:style-name="P1"><text:span text:style-name="T1">backups/resolv.conf</text:span></text:p>
      <text:p text:style-name="P1"><text:span text:style-name="T1">backups/wodim.conf</text:span></text:p>
      <text:p text:style-name="P1"><text:span text:style-name="T1">backups/summary2.txt</text:span></text:p>
      <text:p text:style-name="P1"><text:span text:style-name="T1">backups/ca-certificates.conf</text:span></text:p>
      <text:p text:style-name="P1"><text:span text:style-name="T1">backups/colord.conf</text:span></text:p>
      <text:p text:style-name="P1"><text:span text:style-name="T1">backups/blkid.conf</text:span></text:p>
      <text:p text:style-name="P1"><text:span text:style-name="T1">backups/sensors3.conf</text:span></text:p>
      <text:p text:style-name="P1"><text:span text:style-name="T1">backups/adduser.conf</text:span></text:p>
      <text:p text:style-name="P1"><text:span text:style-name="T1">niyonzima@niyonzima-VirtualBox:~$ ls -lrt</text:span></text:p>
      <text:p text:style-name="P1"><text:span text:style-name="T1">total 92</text:span></text:p>
      <text:p text:style-name="P1"><text:span text:style-name="T1">drwxr-xr-x 2 niyonzima niyonzima <text:s/>4096 Feb <text:s/>1 10:05 Videos</text:span></text:p>
      <text:p text:style-name="P1"><text:span text:style-name="T1">drwxr-xr-x 2 niyonzima niyonzima <text:s/>4096 Feb <text:s/>1 10:05 Templates</text:span></text:p>
      <text:p text:style-name="P1"><text:span text:style-name="T1">drwxr-xr-x 2 niyonzima niyonzima <text:s/>4096 Feb <text:s/>1 10:05 Public</text:span></text:p>
      <text:p text:style-name="P1"><text:span text:style-name="T1">drwxr-xr-x 2 niyonzima niyonzima <text:s/>4096 Feb <text:s/>1 10:05 Pictures</text:span></text:p>
      <text:p text:style-name="P1"><text:span text:style-name="T1">drwxr-xr-x 2 niyonzima niyonzima <text:s/>4096 Feb <text:s/>1 10:05 Music</text:span></text:p>
      <text:p text:style-name="P1"><text:span text:style-name="T1">drwxr-xr-x 2 niyonzima niyonzima <text:s/>4096 Feb <text:s/>4 08:39 Desktop</text:span></text:p>
      <text:p text:style-name="P1"><text:span text:style-name="T1">drwxr-xr-x 2 niyonzima niyonzima <text:s/>4096 Feb <text:s/>5 15:07 Downloads</text:span></text:p>
      <text:p text:style-name="P1"><text:span text:style-name="T1">drwxrwxr-x 2 niyonzima niyonzima <text:s/>4096 Feb <text:s/>7 08:48 tests</text:span></text:p>
      <text:p text:style-name="P1"><text:span text:style-name="T1">-rw-rw-r-- 1 niyonzima niyonzima <text:s text:c="2"/>128 Feb <text:s/>7 10:27 testing.txtls</text:span></text:p>
      <text:p text:style-name="P1"><text:span text:style-name="T1">drwxrwxr-x 2 niyonzima niyonzima <text:s/>4096 Feb <text:s/>9 07:40 confy</text:span></text:p>
      <text:p text:style-name="P1"><text:span text:style-name="T1">-rw------- 1 niyonzima niyonzima <text:s text:c="2"/>749 Feb <text:s/>9 08:47 largefile.txt.save</text:span></text:p>
      <text:p text:style-name="P1"><text:span text:style-name="T1">drwxrwxr-x 2 niyonzima niyonzima <text:s/>4096 Feb <text:s/>9 16:46 secrets</text:span></text:p>
      <text:p text:style-name="P1"><text:span text:style-name="T1">drwxrwxr-x 3 niyonzima niyonzima <text:s/>4096 Feb <text:s/>9 20:27 nanga</text:span></text:p>
      <text:p text:style-name="P1"><text:span text:style-name="T1">drwxr-xr-x 2 niyonzima niyonzima <text:s/>4096 Feb 11 06:35 Documents</text:span></text:p>
      <text:p text:style-name="P1"><text:span text:style-name="T1">drwxrwxr-x 2 niyonzima niyonzima <text:s/>4096 Feb 11 06:53 backups</text:span></text:p>
      <text:p text:style-name="P1"><text:span text:style-name="T1">-rw-rw-r-- 1 niyonzima niyonzima 30767 Feb 11 06:57 summaries.tar.gz</text:span></text:p>
      <text:p text:style-name="P1"><text:span text:style-name="T1">niyonzima@niyonzima-VirtualBox:~$ cp summaries.tar.gz summ_copy.tg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7:06:19</meta:creation-date>
    <dc:date>2014-02-11T07:07:29</dc:date>
    <meta:editing-duration>P0D</meta:editing-duration>
    <meta:editing-cycles>1</meta:editing-cycles>
    <meta:document-statistic meta:table-count="0" meta:image-count="0" meta:object-count="0" meta:page-count="2" meta:paragraph-count="84" meta:word-count="322" meta:character-count="3749" meta:non-whitespace-character-count="3096"/>
    <meta:generator>LibreOffice/3.6$Linux_x86 LibreOffice_project/360m1$Build-2</meta:generator>
  </office:meta>
</office:document-meta>
</file>